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152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4.725cm"/>
    </style:style>
    <style:style style:name="co23" style:family="table-column">
      <style:table-column-properties fo:break-before="auto" style:column-width="5.412cm"/>
    </style:style>
    <style:style style:name="co24" style:family="table-column">
      <style:table-column-properties fo:break-before="auto" style:column-width="2.282cm"/>
    </style:style>
    <style:style style:name="co25" style:family="table-column">
      <style:table-column-properties fo:break-before="auto" style:column-width="1.893cm"/>
    </style:style>
    <style:style style:name="co26" style:family="table-column">
      <style:table-column-properties fo:break-before="auto" style:column-width="2.258cm"/>
    </style:style>
    <style:style style:name="co27" style:family="table-column">
      <style:table-column-properties fo:break-before="auto" style:column-width="1.843cm"/>
    </style:style>
    <style:style style:name="co28" style:family="table-column">
      <style:table-column-properties fo:break-before="auto" style:column-width="3.787cm"/>
    </style:style>
    <style:style style:name="co29" style:family="table-column">
      <style:table-column-properties fo:break-before="auto" style:column-width="2.267cm"/>
    </style:style>
    <style:style style:name="ro1" style:family="table-row">
      <style:table-row-properties style:row-height="0.94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466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395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0.99cm" fo:break-before="auto" style:use-optimal-row-height="false"/>
    </style:style>
    <style:style style:name="ro9" style:family="table-row">
      <style:table-row-properties style:row-height="1.954cm" fo:break-before="auto" style:use-optimal-row-height="true"/>
    </style:style>
    <style:style style:name="ro10" style:family="table-row">
      <style:table-row-properties style:row-height="0.49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3.632cm" fo:break-before="auto" style:use-optimal-row-height="true"/>
    </style:style>
    <style:style style:name="ro14" style:family="table-row">
      <style:table-row-properties style:row-height="3.184cm" fo:break-before="auto" style:use-optimal-row-height="true"/>
    </style:style>
    <style:style style:name="ro15" style:family="table-row">
      <style:table-row-properties style:row-height="0.496cm" fo:break-before="auto" style:use-optimal-row-height="true"/>
    </style:style>
    <style:style style:name="ro16"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0"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1"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2"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3"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4"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17"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18"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19"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0"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1"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3"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4"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6"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7"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2"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7"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39"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0"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number-columns-repeated="2" table:default-cell-style-name="ce3"/>
        <table:table-column table:style-name="co23" table:default-cell-style-name="ce3"/>
        <table:table-column table:style-name="co26" table:number-columns-repeated="995"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9" office:value-type="string">
            <text:p>Include</text:p>
          </table:table-cell>
          <table:table-cell table:style-name="ce5" office:value-type="string">
            <text:p>Include (Kimi)</text:p>
          </table:table-cell>
          <table:table-cell table:style-name="ce24" office:value-type="string">
            <text:p>Include (Maria)</text:p>
          </table:table-cell>
          <table:table-cell table:style-name="ce29" office:value-type="string">
            <text:p>Resolution</text:p>
          </table:table-cell>
          <table:table-cell table:style-name="ce2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9" office:value-type="string">
            <text:p>Transformation description type</text:p>
          </table:table-cell>
          <table:table-cell table:style-name="ce5" office:value-type="string">
            <text:p>Transformation mode</text:p>
          </table:table-cell>
          <table:table-cell table:style-name="ce5" office:value-type="string">
            <text:p>Informativeness 1-5</text:p>
          </table:table-cell>
          <table:table-cell table:style-name="ce5" office:value-type="string">
            <text:p>Quotes</text:p>
          </table:table-cell>
          <table:table-cell table:style-name="ce5" office:value-type="string">
            <text:p>Unique codes</text:p>
          </table:table-cell>
          <table:table-cell table:style-name="ce5" office:value-type="string">
            <text:p>Notes</text:p>
          </table:table-cell>
          <table:table-cell table:style-name="ce5" table:number-columns-repeated="995"/>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6"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5"/>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1</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4"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6"/>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2</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4"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6"/>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3</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2" office:value-type="string">
            <text:p>X</text:p>
          </table:table-cell>
          <table:table-cell table:style-name="ce19" office:value-type="string">
            <text:p>?</text:p>
          </table:table-cell>
          <table:table-cell table:style-name="ce27" office:value-type="string">
            <text:p>?</text:p>
          </table:table-cell>
          <table:table-cell table:style-name="ce30" office:value-type="string">
            <text:p>Include, there are transf. viewpoints discussed</text:p>
          </table:table-cell>
          <table:table-cell table:style-name="ce31"/>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4"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6"/>
        </table:table-row>
        <table:table-row table:style-name="ro6">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4 / BMC</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4"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6"/>
        </table:table-row>
        <table:table-row table:style-name="ro6">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5 / Y1</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4"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6"/>
        </table:table-row>
        <table:table-row table:style-name="ro6">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6 / NSN1</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4"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6"/>
        </table:table-row>
        <table:table-row table:style-name="ro6">
          <table:table-cell office:value-type="float" office:value="15">
            <text:p>15</text:p>
          </table:table-cell>
          <table:table-cell office:value-type="string">
            <text:p>X</text:p>
          </table:table-cell>
          <table:table-cell office:value-type="string">
            <text:p>P08</text:p>
          </table:table-cell>
          <table:table-cell office:value-type="string">
            <text:p>S7</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6"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6"/>
        </table:table-row>
        <table:table-row table:style-name="ro7">
          <table:table-cell office:value-type="float" office:value="18">
            <text:p>18</text:p>
          </table:table-cell>
          <table:table-cell office:value-type="string">
            <text:p>X</text:p>
          </table:table-cell>
          <table:table-cell office:value-type="string">
            <text:p>P09</text:p>
          </table:table-cell>
          <table:table-cell office:value-type="string">
            <text:p>S5 / Y1</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6"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6"/>
        </table:table-row>
        <table:table-row table:style-name="ro7">
          <table:table-cell office:value-type="float" office:value="20">
            <text:p>20</text:p>
          </table:table-cell>
          <table:table-cell office:value-type="string">
            <text:p>X</text:p>
          </table:table-cell>
          <table:table-cell office:value-type="string">
            <text:p>P10</text:p>
          </table:table-cell>
          <table:table-cell office:value-type="string">
            <text:p>S8 / Y2</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We think it is likely that there are 5 or more teams. There are indications of large scale issues.</text:p>
          </table:table-cell>
          <table:table-cell table:style-name="ce31"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6"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6"/>
        </table:table-row>
        <table:table-row table:style-name="ro6">
          <table:table-cell office:value-type="float" office:value="24">
            <text:p>24</text:p>
          </table:table-cell>
          <table:table-cell office:value-type="string">
            <text:p>X</text:p>
          </table:table-cell>
          <table:table-cell office:value-type="string">
            <text:p>P11</text:p>
          </table:table-cell>
          <table:table-cell office:value-type="string">
            <text:p>S9</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Seems large, 200 sprints per year equals 8 teams with 25 sprints.</text:p>
          </table:table-cell>
          <table:table-cell table:style-name="ce31"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6"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6"/>
        </table:table-row>
        <table:table-row table:style-name="ro4">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6"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6"/>
        </table:table-row>
        <table:table-row table:style-name="ro7">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re are some challenges/lessons learned.</text:p>
          </table:table-cell>
          <table:table-cell table:style-name="ce31"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6"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6"/>
        </table:table-row>
        <table:table-row table:style-name="ro8">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Although size not mentioned, there is clear connection to an enterprise scale.</text:p>
          </table:table-cell>
          <table:table-cell table:style-name="ce31"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6"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6"/>
        </table:table-row>
        <table:table-row table:style-name="ro7">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 viewpoint of combining a separate support group into a large agile transformaion.</text:p>
          </table:table-cell>
          <table:table-cell table:style-name="ce31"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6"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6"/>
        </table:table-row>
        <table:table-row table:style-name="ro8">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6"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6"/>
        </table:table-row>
        <table:table-row table:style-name="ro6">
          <table:table-cell office:value-type="float" office:value="173">
            <text:p>173</text:p>
          </table:table-cell>
          <table:table-cell office:value-type="string">
            <text:p>X</text:p>
          </table:table-cell>
          <table:table-cell office:value-type="string">
            <text:p>P17</text:p>
          </table:table-cell>
          <table:table-cell office:value-type="string">
            <text:p>S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Decide?? From preliminary search</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6"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6"/>
        </table:table-row>
        <table:table-row table:style-name="ro6">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6"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6"/>
        </table:table-row>
        <table:table-row table:style-name="ro8">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Quite little talk on transformation.</text:p>
          </table:table-cell>
          <table:table-cell table:style-name="ce31"/>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6"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6"/>
        </table:table-row>
        <table:table-row table:style-name="ro7">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0" office:value-type="string">
            <text:p>X</text:p>
          </table:table-cell>
          <table:table-cell table:style-name="ce17" office:value-type="string">
            <text:p>X</text:p>
          </table:table-cell>
          <table:table-cell table:style-name="ce27" office:value-type="string">
            <text:p>Hyl?</text:p>
          </table:table-cell>
          <table:table-cell table:style-name="ce30" office:value-type="string">
            <text:p>Include. Borderline case, see next for criteria</text:p>
          </table:table-cell>
          <table:table-cell table:style-name="ce31"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6"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5"/>
        </table:table-row>
        <table:table-row table:style-name="ro8">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Borderline case. 50 employees, 6 teams (40 developers). Results are almost copy-paste from Hajdiab 2011.</text:p>
          </table:table-cell>
          <table:table-cell table:style-name="ce31"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3" office:value-type="string">
            <text:p>-</text:p>
          </table:table-cell>
          <table:table-cell table:style-name="ce38" office:value-type="string">
            <text:p>-</text:p>
          </table:table-cell>
          <table:table-cell table:number-columns-repeated="3" office:value-type="string">
            <text:p>-</text:p>
          </table:table-cell>
          <table:table-cell table:style-name="ce16"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6"/>
        </table:table-row>
        <table:table-row table:style-name="ro8">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6"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6"/>
        </table:table-row>
        <table:table-row table:style-name="ro8">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6"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6"/>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0" office:value-type="string">
            <text:p>Include, borderline. Transformation is discussed, seems that large organization issues discussed.</text:p>
          </table:table-cell>
          <table:table-cell table:style-name="ce31"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6"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4</text:p>
          </table:table-cell>
          <table:table-cell table:number-columns-repeated="998"/>
        </table:table-row>
        <table:table-row table:style-name="ro9">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Transformation is discussed little, results are somewhat relevant.</text:p>
          </table:table-cell>
          <table:table-cell table:style-name="ce31"/>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6" office:value-type="string">
            <text:p>Quite short and shallow description. Little transformation insights.</text:p>
          </table:table-cell>
          <table:table-cell office:value-type="string">
            <text:p>Management decision, stepwise adoption.</text:p>
          </table:table-cell>
          <table:table-cell office:value-type="string">
            <text:p>1</text:p>
          </table:table-cell>
          <table:table-cell table:number-columns-repeated="2"/>
          <table:table-cell office:value-type="string">
            <text:p>Thorough background section</text:p>
          </table:table-cell>
          <table:table-cell table:number-columns-repeated="995"/>
        </table:table-row>
        <table:table-row table:style-name="ro4">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6"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5"/>
        </table:table-row>
        <table:table-row table:style-name="ro6">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Large scale context is visible, although the viewpoint is for one team.</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6"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6"/>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small DS team, this brings up a particular problem in a large organization.</text:p>
          </table:table-cell>
          <table:table-cell table:style-name="ce31"/>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6"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6"/>
        </table:table-row>
        <table:table-row table:style-name="ro6">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6"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6"/>
        </table:table-row>
        <table:table-row table:style-name="ro8">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Many teams evident (many Scrum masters, SoS). Entire company is 215 people.</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6"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6"/>
        </table:table-row>
        <table:table-row table:style-name="ro8">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Although focus in on the later stages of the transformation the discussion highlights transformation.</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6"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6"/>
        </table:table-row>
        <table:table-row table:style-name="ro8">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events, the events are presented as the core of an organizational transformation.</text:p>
          </table:table-cell>
          <table:table-cell table:style-name="ce31"/>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6"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6"/>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6"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6"/>
        </table:table-row>
        <table:table-row table:style-name="ro6">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6"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7" office:value-type="string">
            <text:p>Definition on large scale</text:p>
          </table:table-cell>
          <table:table-cell table:number-columns-repeated="995"/>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case. 55 people involved, including some sales people.</text:p>
          </table:table-cell>
          <table:table-cell table:style-name="ce31"/>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6"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5"/>
        </table:table-row>
        <table:table-row table:style-name="ro6">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6"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6"/>
        </table:table-row>
        <table:table-row table:style-name="ro6">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from references.</text:p>
          </table:table-cell>
          <table:table-cell table:style-name="ce31"/>
          <table:table-cell/>
          <table:table-cell table:style-name="ce28"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6"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6"/>
        </table:table-row>
        <table:table-row table:style-name="ro7">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ased on ”Letters from the edge ...” this case has about 50-60 people in SW development.</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6"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5"/>
        </table:table-row>
        <table:table-row table:style-name="ro6">
          <table:table-cell office:value-type="float" office:value="118">
            <text:p>118</text:p>
          </table:table-cell>
          <table:table-cell office:value-type="string">
            <text:p>X</text:p>
          </table:table-cell>
          <table:table-cell office:value-type="string">
            <text:p>P39</text:p>
          </table:table-cell>
          <table:table-cell office:value-type="string">
            <text:p>S29</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6"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5"/>
        </table:table-row>
        <table:table-row table:style-name="ro7">
          <table:table-cell office:value-type="float" office:value="121">
            <text:p>121</text:p>
          </table:table-cell>
          <table:table-cell office:value-type="string">
            <text:p>X</text:p>
          </table:table-cell>
          <table:table-cell office:value-type="string">
            <text:p>P40</text:p>
          </table:table-cell>
          <table:table-cell office:value-type="string">
            <text:p>S30</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The company is seemingly large. Report focuses mostly on three pilot projects with many teams.</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6"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6"/>
        </table:table-row>
        <table:table-row table:style-name="ro8">
          <table:table-cell office:value-type="float" office:value="125">
            <text:p>125</text:p>
          </table:table-cell>
          <table:table-cell office:value-type="string">
            <text:p>X</text:p>
          </table:table-cell>
          <table:table-cell office:value-type="string">
            <text:p>P41</text:p>
          </table:table-cell>
          <table:table-cell office:value-type="string">
            <text:p>S31</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6"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6"/>
        </table:table-row>
        <table:table-row table:style-name="ro9">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Transformation process discussed a little. Results have transformation related insights.</text:p>
          </table:table-cell>
          <table:table-cell table:style-name="ce31"/>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6"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2</text:p>
          </table:table-cell>
          <table:table-cell table:number-columns-repeated="2"/>
          <table:table-cell office:value-type="string">
            <text:p>See [31] for “Leagile” and Lean.</text:p>
          </table:table-cell>
          <table:table-cell table:number-columns-repeated="995"/>
        </table:table-row>
        <table:table-row table:style-name="ro7">
          <table:table-cell office:value-type="float" office:value="174">
            <text:p>174</text:p>
          </table:table-cell>
          <table:table-cell office:value-type="string">
            <text:p>X</text:p>
          </table:table-cell>
          <table:table-cell office:value-type="string">
            <text:p>P43</text:p>
          </table:table-cell>
          <table:table-cell office:value-type="string">
            <text:p>S32</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Decide?? From preliminary search</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6"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6"/>
        </table:table-row>
        <table:table-row table:style-name="ro6">
          <table:table-cell office:value-type="float" office:value="128">
            <text:p>128</text:p>
          </table:table-cell>
          <table:table-cell office:value-type="string">
            <text:p>X</text:p>
          </table:table-cell>
          <table:table-cell office:value-type="string">
            <text:p>P44</text:p>
          </table:table-cell>
          <table:table-cell office:value-type="string">
            <text:p>S33</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6"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6"/>
        </table:table-row>
        <table:table-row table:style-name="ro8">
          <table:table-cell office:value-type="float" office:value="130">
            <text:p>130</text:p>
          </table:table-cell>
          <table:table-cell office:value-type="string">
            <text:p>X</text:p>
          </table:table-cell>
          <table:table-cell office:value-type="string">
            <text:p>P45</text:p>
          </table:table-cell>
          <table:table-cell office:value-type="string">
            <text:p>S34</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6"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6"/>
        </table:table-row>
        <table:table-row table:style-name="ro8">
          <table:table-cell office:value-type="float" office:value="133">
            <text:p>133</text:p>
          </table:table-cell>
          <table:table-cell office:value-type="string">
            <text:p>X</text:p>
          </table:table-cell>
          <table:table-cell office:value-type="string">
            <text:p>P46</text:p>
          </table:table-cell>
          <table:table-cell office:value-type="string">
            <text:p>S35</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6"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6"/>
        </table:table-row>
        <table:table-row table:style-name="ro8">
          <table:table-cell office:value-type="float" office:value="136">
            <text:p>136</text:p>
          </table:table-cell>
          <table:table-cell office:value-type="string">
            <text:p>X</text:p>
          </table:table-cell>
          <table:table-cell office:value-type="string">
            <text:p>P47</text:p>
          </table:table-cell>
          <table:table-cell office:value-type="string">
            <text:p>S36</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Size is clearly large, as there are many coaches. Somewhat little transformation, but discussion on coaching provides insight in establishing agile.</text:p>
          </table:table-cell>
          <table:table-cell table:style-name="ce31"/>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6"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6"/>
        </table:table-row>
        <table:table-row table:style-name="ro8">
          <table:table-cell office:value-type="float" office:value="137">
            <text:p>137</text:p>
          </table:table-cell>
          <table:table-cell office:value-type="string">
            <text:p>X</text:p>
          </table:table-cell>
          <table:table-cell office:value-type="string">
            <text:p>P48</text:p>
          </table:table-cell>
          <table:table-cell office:value-type="string">
            <text:p>S37</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6"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5"/>
        </table:table-row>
        <table:table-row table:style-name="ro7">
          <table:table-cell office:value-type="float" office:value="172">
            <text:p>172</text:p>
          </table:table-cell>
          <table:table-cell office:value-type="string">
            <text:p>X</text:p>
          </table:table-cell>
          <table:table-cell office:value-type="string">
            <text:p>P49</text:p>
          </table:table-cell>
          <table:table-cell office:value-type="string">
            <text:p>S38</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X</text:p>
          </table:table-cell>
          <table:table-cell table:style-name="ce17" office:value-type="string">
            <text:p>X</text:p>
          </table:table-cell>
          <table:table-cell table:style-name="ce25"/>
          <table:table-cell table:style-name="ce34" office:value-type="string">
            <text:p>Include from preliminary search</text:p>
          </table:table-cell>
          <table:table-cell table:style-name="ce31"/>
          <table:table-cell/>
          <table:table-cell table:style-name="ce37" office:value-type="string">
            <text:p>SW project company</text:p>
          </table:table-cell>
          <table:table-cell table:style-name="ce25" office:value-type="string">
            <text:p>Personal experience report</text:p>
          </table:table-cell>
          <table:table-cell table:style-name="ce25"/>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6"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6"/>
        </table:table-row>
        <table:table-row table:style-name="ro6">
          <table:table-cell office:value-type="float" office:value="148">
            <text:p>148</text:p>
          </table:table-cell>
          <table:table-cell office:value-type="string">
            <text:p>X</text:p>
          </table:table-cell>
          <table:table-cell office:value-type="string">
            <text:p>P50</text:p>
          </table:table-cell>
          <table:table-cell office:value-type="string">
            <text:p>S39</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6"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6"/>
        </table:table-row>
        <table:table-row table:style-name="ro8">
          <table:table-cell office:value-type="float" office:value="158">
            <text:p>158</text:p>
          </table:table-cell>
          <table:table-cell office:value-type="string">
            <text:p>X</text:p>
          </table:table-cell>
          <table:table-cell office:value-type="string">
            <text:p>P51</text:p>
          </table:table-cell>
          <table:table-cell office:value-type="string">
            <text:p>S40</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Cases 1 and 2.</text:p>
          </table:table-cell>
          <table:table-cell table:style-name="ce31"/>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6"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5"/>
        </table:table-row>
        <table:table-row table:style-name="ro6">
          <table:table-cell office:value-type="float" office:value="160">
            <text:p>160</text:p>
          </table:table-cell>
          <table:table-cell office:value-type="string">
            <text:p>X</text:p>
          </table:table-cell>
          <table:table-cell office:value-type="string">
            <text:p>P52</text:p>
          </table:table-cell>
          <table:table-cell office:value-type="string">
            <text:p>S6 / NSN1</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6"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6"/>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14"/>
          <table:table-cell table:style-name="ce21" office:value-type="string">
            <text:p>Missing</text:p>
          </table:table-cell>
          <table:table-cell table:style-name="ce25"/>
          <table:table-cell table:style-name="ce31" table:number-columns-repeated="2"/>
          <table:table-cell table:style-name="ce4" table:number-columns-repeated="11"/>
          <table:table-cell table:style-name="ce14"/>
          <table:table-cell table:style-name="ce4" table:number-columns-repeated="2"/>
          <table:table-cell table:number-columns-repeated="2"/>
          <table:table-cell table:style-name="ce4" table:number-columns-repeated="996"/>
        </table:table-row>
        <table:table-row table:style-name="ro8">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5 developers at start, talk of ”one team”. Would have required a 10 fold increase for inclusion.</text:p>
          </table:table-cell>
          <table:table-cell table:style-name="ce31"/>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4"/>
          <table:table-cell table:style-name="ce4" table:number-columns-repeated="2"/>
          <table:table-cell table:number-columns-repeated="2"/>
          <table:table-cell table:style-name="ce4" table:number-columns-repeated="996"/>
        </table:table-row>
        <table:table-row table:style-name="ro6">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16"/>
          <table:table-cell table:style-name="ce23" office:value-type="string">
            <text:p>-</text:p>
          </table:table-cell>
          <table:table-cell table:style-name="ce25" office:value-type="string">
            <text:p>-</text:p>
          </table:table-cell>
          <table:table-cell table:style-name="ce31"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4"/>
          <table:table-cell table:style-name="ce4" table:number-columns-repeated="2"/>
          <table:table-cell table:number-columns-repeated="2"/>
          <table:table-cell table:style-name="ce4" table:number-columns-repeated="996"/>
        </table:table-row>
        <table:table-row table:style-name="ro7">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4"/>
          <table:table-cell table:style-name="ce4" table:number-columns-repeated="2"/>
          <table:table-cell table:number-columns-repeated="2"/>
          <table:table-cell table:style-name="ce4" table:number-columns-repeated="996"/>
        </table:table-row>
        <table:table-row table:style-name="ro8">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4"/>
          <table:table-cell table:style-name="ce4" table:number-columns-repeated="2"/>
          <table:table-cell table:number-columns-repeated="2"/>
          <table:table-cell table:style-name="ce4" table:number-columns-repeated="996"/>
        </table:table-row>
        <table:table-row table:style-name="ro6">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6"/>
          <table:table-cell table:number-columns-repeated="1000"/>
        </table:table-row>
        <table:table-row table:style-name="ro6">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Focus on tool use in CR rather than transform of organization</text:p>
          </table:table-cell>
          <table:table-cell table:style-name="ce31"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6"/>
          <table:table-cell table:number-columns-repeated="1000"/>
        </table:table-row>
        <table:table-row table:style-name="ro6">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eluded, no insights for transform process</text:p>
          </table:table-cell>
          <table:table-cell table:style-name="ce31"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6"/>
          <table:table-cell table:number-columns-repeated="4"/>
          <table:table-cell office:value-type="string">
            <text:p>See some references [5], [15], [16]. Discussion on agile problems</text:p>
          </table:table-cell>
          <table:table-cell table:number-columns-repeated="995"/>
        </table:table-row>
        <table:table-row table:style-name="ro8">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6"/>
          <table:table-cell table:number-columns-repeated="1000"/>
        </table:table-row>
        <table:table-row table:style-name="ro4">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6"/>
          <table:table-cell table:number-columns-repeated="1000"/>
        </table:table-row>
        <table:table-row table:style-name="ro4">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Only presenting the current model.</text:p>
          </table:table-cell>
          <table:table-cell table:style-name="ce31"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6"/>
          <table:table-cell table:number-columns-repeated="1000"/>
        </table:table-row>
        <table:table-row table:style-name="ro8">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t large</text:p>
          </table:table-cell>
          <table:table-cell table:number-columns-repeated="10"/>
          <table:table-cell table:style-name="ce16"/>
          <table:table-cell table:number-columns-repeated="1000"/>
        </table:table-row>
        <table:table-row table:style-name="ro8">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6"/>
          <table:table-cell table:number-columns-repeated="1000"/>
        </table:table-row>
        <table:table-row table:style-name="ro4">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6"/>
          <table:table-cell table:number-columns-repeated="4"/>
          <table:table-cell office:value-type="string">
            <text:p>see (Fitzgerald 2006), (Borjesson et al 2006) </text:p>
          </table:table-cell>
          <table:table-cell table:number-columns-repeated="995"/>
        </table:table-row>
        <table:table-row table:style-name="ro8">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6"/>
          <table:table-cell table:number-columns-repeated="1000"/>
        </table:table-row>
        <table:table-row table:style-name="ro4">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8"/>
          <table:table-cell table:style-name="ce16"/>
          <table:table-cell table:number-columns-repeated="4"/>
          <table:table-cell office:value-type="string">
            <text:p>Included in background</text:p>
          </table:table-cell>
          <table:table-cell table:number-columns-repeated="995"/>
        </table:table-row>
        <table:table-row table:style-name="ro8">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15"/>
          <table:table-cell table:style-name="ce22" office:value-type="string">
            <text:p>-</text:p>
          </table:table-cell>
          <table:table-cell table:style-name="ce28" office:value-type="string">
            <text:p>?+</text:p>
          </table:table-cell>
          <table:table-cell table:style-name="ce35" office:value-type="string">
            <text:p>Exclude. Transformation is not discussed, viewpoints only on introductory workshop.</text:p>
          </table:table-cell>
          <table:table-cell table:style-name="ce31"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6"/>
          <table:table-cell table:number-columns-repeated="1000"/>
        </table:table-row>
        <table:table-row table:style-name="ro11">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15"/>
          <table:table-cell table:style-name="ce22" office:value-type="string">
            <text:p>?</text:p>
          </table:table-cell>
          <table:table-cell table:style-name="ce28" office:value-type="string">
            <text:p>X</text:p>
          </table:table-cell>
          <table:table-cell table:style-name="ce32" office:value-type="string">
            <text:p>Exclude. Presenting one 15 person agile team. Comparison between old and new model, but minimal description on transformation.</text:p>
          </table:table-cell>
          <table:table-cell table:style-name="ce31"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1000"/>
        </table:table-row>
        <table:table-row table:style-name="ro6">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This is a direct duplicate of Dubinsky 2006.</text:p>
          </table:table-cell>
          <table:table-cell table:style-name="ce31"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4"/>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1000"/>
        </table:table-row>
        <table:table-row table:style-name="ro8">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No transform discussed, minimal case specific insights. (size?)</text:p>
          </table:table-cell>
          <table:table-cell table:style-name="ce31"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6"/>
          <table:table-cell table:number-columns-repeated="4"/>
          <table:table-cell office:value-type="string">
            <text:p>See: [5] “Agile Adoption Rate Survey Results”, [4] The Agile Journal, “Agile Survey”</text:p>
          </table:table-cell>
          <table:table-cell table:number-columns-repeated="995"/>
        </table:table-row>
        <table:table-row table:style-name="ro8">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6"/>
          <table:table-cell table:number-columns-repeated="4"/>
          <table:table-cell office:value-type="string">
            <text:p>See: [2] Large scale.</text:p>
            <text:p><text:span text:style-name="T3">See introduction on large </text:span><text:span text:style-name="T3">scale.</text:span></text:p>
          </table:table-cell>
          <table:table-cell table:number-columns-repeated="995"/>
        </table:table-row>
        <table:table-row table:style-name="ro8">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6"/>
          <table:table-cell table:style-name="ce16"/>
          <table:table-cell table:number-columns-repeated="4"/>
          <table:table-cell office:value-type="string">
            <text:p>See for background.</text:p>
          </table:table-cell>
          <table:table-cell table:number-columns-repeated="995"/>
        </table:table-row>
        <table:table-row table:style-name="ro8">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6"/>
          <table:table-cell table:number-columns-repeated="1000"/>
        </table:table-row>
        <table:table-row table:style-name="ro5">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Small size: 2 to 5 teams with 2 to 5 developers.</text:p>
          </table:table-cell>
          <table:table-cell table:style-name="ce31"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6"/>
          <table:table-cell table:number-columns-repeated="1000"/>
        </table:table-row>
        <table:table-row table:style-name="ro8">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It seems like one or a couple of teams involved.</text:p>
          </table:table-cell>
          <table:table-cell table:style-name="ce31"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6"/>
          <table:table-cell table:number-columns-repeated="1000"/>
        </table:table-row>
        <table:table-row table:style-name="ro12">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15"/>
          <table:table-cell table:style-name="ce22" office:value-type="string">
            <text:p>-</text:p>
          </table:table-cell>
          <table:table-cell table:style-name="ce28" office:value-type="string">
            <text:p>X</text:p>
          </table:table-cell>
          <table:table-cell table:style-name="ce32"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1"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6"/>
          <table:table-cell table:number-columns-repeated="1000"/>
        </table:table-row>
        <table:table-row table:style-name="ro8">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No transformation. Agile practices are presented one by one, just explaining how they are currently used.</text:p>
          </table:table-cell>
          <table:table-cell table:style-name="ce31"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6"/>
          <table:table-cell table:number-columns-repeated="1000"/>
        </table:table-row>
        <table:table-row table:style-name="ro8">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 transform</text:p>
          </table:table-cell>
          <table:table-cell table:number-columns-repeated="10"/>
          <table:table-cell table:style-name="ce16"/>
          <table:table-cell table:number-columns-repeated="4"/>
          <table:table-cell office:value-type="string">
            <text:p>Thorough discussion on tailoring Agile</text:p>
          </table:table-cell>
          <table:table-cell table:number-columns-repeated="995"/>
        </table:table-row>
        <table:table-row table:style-name="ro6">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6"/>
          <table:table-cell table:number-columns-repeated="1000"/>
        </table:table-row>
        <table:table-row table:style-name="ro4">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6"/>
          <table:table-cell table:number-columns-repeated="1000"/>
        </table:table-row>
        <table:table-row table:style-name="ro7">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A single small development team.</text:p>
          </table:table-cell>
          <table:table-cell table:style-name="ce31"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6"/>
          <table:table-cell table:number-columns-repeated="1000"/>
        </table:table-row>
        <table:table-row table:style-name="ro8">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6"/>
          <table:table-cell table:number-columns-repeated="1000"/>
        </table:table-row>
        <table:table-row table:style-name="ro6">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5" office:value-type="string">
            <text:p>-</text:p>
          </table:table-cell>
          <table:table-cell/>
          <table:table-cell table:style-name="ce16"/>
          <table:table-cell table:number-columns-repeated="4"/>
          <table:table-cell office:value-type="string">
            <text:p>Use as background?</text:p>
          </table:table-cell>
          <table:table-cell table:number-columns-repeated="995"/>
        </table:table-row>
        <table:table-row table:style-name="ro8">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6"/>
          <table:table-cell table:number-columns-repeated="1000"/>
        </table:table-row>
        <table:table-row table:style-name="ro8">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6"/>
          <table:table-cell table:number-columns-repeated="1000"/>
        </table:table-row>
        <table:table-row table:style-name="ro8">
          <table:table-cell office:value-type="float" office:value="47">
            <text:p>47</text:p>
          </table:table-cell>
          <table:table-cell table:number-columns-repeated="3"/>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16"/>
          <table:table-cell table:style-name="ce23" office:value-type="string">
            <text:p>Missing</text:p>
          </table:table-cell>
          <table:table-cell table:style-name="ce25"/>
          <table:table-cell table:style-name="ce31" table:number-columns-repeated="2"/>
          <table:table-cell table:number-columns-repeated="11"/>
          <table:table-cell table:style-name="ce16"/>
          <table:table-cell table:number-columns-repeated="1000"/>
        </table:table-row>
        <table:table-row table:style-name="ro4">
          <table:table-cell office:value-type="float" office:value="48">
            <text:p>48</text:p>
          </table:table-cell>
          <table:table-cell table:number-columns-repeated="3"/>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16"/>
          <table:table-cell table:style-name="ce23" office:value-type="string">
            <text:p>Missing</text:p>
          </table:table-cell>
          <table:table-cell table:style-name="ce25"/>
          <table:table-cell table:style-name="ce31" table:number-columns-repeated="2"/>
          <table:table-cell table:number-columns-repeated="11"/>
          <table:table-cell table:style-name="ce16"/>
          <table:table-cell table:number-columns-repeated="1000"/>
        </table:table-row>
        <table:table-row table:style-name="ro5">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Focus on developer's anticipations rather than the result of an actual transformation.</text:p>
          </table:table-cell>
          <table:table-cell table:style-name="ce31"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6"/>
          <table:table-cell table:number-columns-repeated="1000"/>
        </table:table-row>
        <table:table-row table:style-name="ro11">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Size unclear. Seems like a project with fewer teams. Also, it is mentioned that adoption is later (not covered here) continued to Headquarters</text:p>
          </table:table-cell>
          <table:table-cell table:style-name="ce31"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6"/>
          <table:table-cell table:number-columns-repeated="1000"/>
        </table:table-row>
        <table:table-row table:style-name="ro8">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The talk is all the way of a project with only 3 Scrum teams.</text:p>
          </table:table-cell>
          <table:table-cell table:style-name="ce31"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6"/>
          <table:table-cell table:number-columns-repeated="1000"/>
        </table:table-row>
        <table:table-row table:style-name="ro8">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Does not talk about transformation, only current use of practices.</text:p>
          </table:table-cell>
          <table:table-cell table:style-name="ce31"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6"/>
          <table:table-cell table:number-columns-repeated="1000"/>
        </table:table-row>
        <table:table-row table:style-name="ro4">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6"/>
          <table:table-cell table:number-columns-repeated="1000"/>
        </table:table-row>
        <table:table-row table:style-name="ro6">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6"/>
          <table:table-cell table:number-columns-repeated="1000"/>
        </table:table-row>
        <table:table-row table:style-name="ro7">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6"/>
          <table:table-cell table:number-columns-repeated="1000"/>
        </table:table-row>
        <table:table-row table:style-name="ro8">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Only 20 of 60 people in pilot. The pilot did not lead to company wide transform.</text:p>
          </table:table-cell>
          <table:table-cell table:style-name="ce31"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6"/>
          <table:table-cell table:number-columns-repeated="1000"/>
        </table:table-row>
        <table:table-row table:style-name="ro7">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16"/>
          <table:table-cell table:style-name="ce23" office:value-type="string">
            <text:p>?</text:p>
          </table:table-cell>
          <table:table-cell table:style-name="ce25"/>
          <table:table-cell table:style-name="ce31" office:value-type="string">
            <text:p>Exclude. Transformation discussed mostly on pages 16-18. Too little insight in relation to RQs.</text:p>
          </table:table-cell>
          <table:table-cell table:style-name="ce31"/>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38"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6"/>
          <table:table-cell table:number-columns-repeated="4"/>
          <table:table-cell table:style-name="ce39" office:value-type="string">
            <text:p>Large scale def.: [Fowler, 2002]</text:p>
          </table:table-cell>
          <table:table-cell table:number-columns-repeated="995"/>
        </table:table-row>
        <table:table-row table:style-name="ro4">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Seems to be a conference talk</text:p>
          </table:table-cell>
          <table:table-cell/>
          <table:table-cell office:value-type="string">
            <text:p>Seems to be a conference talk</text:p>
          </table:table-cell>
          <table:table-cell table:number-columns-repeated="8"/>
          <table:table-cell table:style-name="ce16"/>
          <table:table-cell table:number-columns-repeated="1000"/>
        </table:table-row>
        <table:table-row table:style-name="ro4">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6"/>
          <table:table-cell table:number-columns-repeated="1000"/>
        </table:table-row>
        <table:table-row table:style-name="ro11">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16"/>
          <table:table-cell table:style-name="ce23" office:value-type="string">
            <text:p>-</text:p>
          </table:table-cell>
          <table:table-cell table:style-name="ce25"/>
          <table:table-cell table:style-name="ce31" office:value-type="string">
            <text:p>Exclude. Organiztional transform only mentionen in one paragraph (section 3). Focus on agile in program management, which is not agile SE.</text:p>
          </table:table-cell>
          <table:table-cell table:style-name="ce31"/>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6"/>
          <table:table-cell table:number-columns-repeated="4"/>
          <table:table-cell office:value-type="string">
            <text:p>Example on “the team” being 500 people.</text:p>
          </table:table-cell>
          <table:table-cell table:number-columns-repeated="995"/>
        </table:table-row>
        <table:table-row table:style-name="ro8">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6"/>
          <table:table-cell table:number-columns-repeated="1000"/>
        </table:table-row>
        <table:table-row table:style-name="ro8">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16"/>
          <table:table-cell table:style-name="ce23" office:value-type="string">
            <text:p>?</text:p>
          </table:table-cell>
          <table:table-cell table:style-name="ce25"/>
          <table:table-cell table:style-name="ce31" office:value-type="string">
            <text:p>Exclude. Case is seemingly not large, only three teams used as an example. The organization does not transform, but the case rather tells of the struggle of agile consultants.</text:p>
          </table:table-cell>
          <table:table-cell table:style-name="ce31"/>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6"/>
          <table:table-cell table:number-columns-repeated="1000"/>
        </table:table-row>
        <table:table-row table:style-name="ro4">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16"/>
          <table:table-cell table:style-name="ce23" office:value-type="string">
            <text:p>-</text:p>
          </table:table-cell>
          <table:table-cell table:style-name="ce25"/>
          <table:table-cell table:style-name="ce31" office:value-type="string">
            <text:p>Exclude: Student project</text:p>
          </table:table-cell>
          <table:table-cell table:style-name="ce31"/>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5"/>
          <table:table-cell office:value-type="string">
            <text:p>XP</text:p>
          </table:table-cell>
          <table:table-cell table:style-name="ce16"/>
          <table:table-cell table:number-columns-repeated="1000"/>
        </table:table-row>
        <table:table-row table:style-name="ro7">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16"/>
          <table:table-cell table:style-name="ce23" office:value-type="string">
            <text:p>-</text:p>
          </table:table-cell>
          <table:table-cell table:style-name="ce25"/>
          <table:table-cell table:style-name="ce31" office:value-type="string">
            <text:p>Exclude. One sentence on transformation. Focus on measuring process with CMMi – no transformation.</text:p>
          </table:table-cell>
          <table:table-cell table:style-name="ce31"/>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6"/>
          <table:table-cell table:number-columns-repeated="1000"/>
        </table:table-row>
        <table:table-row table:style-name="ro8">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16"/>
          <table:table-cell table:style-name="ce23" office:value-type="string">
            <text:p>-</text:p>
          </table:table-cell>
          <table:table-cell table:style-name="ce25"/>
          <table:table-cell table:style-name="ce31" office:value-type="string">
            <text:p>Exclude. ”We” refers to 10 person team. Rest of organization uses varying SDMs, only interfacing Agile.</text:p>
          </table:table-cell>
          <table:table-cell table:style-name="ce31"/>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6"/>
          <table:table-cell table:number-columns-repeated="1000"/>
        </table:table-row>
        <table:table-row table:style-name="ro8">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6"/>
          <table:table-cell table:number-columns-repeated="1000"/>
        </table:table-row>
        <table:table-row table:style-name="ro8">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6"/>
          <table:table-cell table:number-columns-repeated="1000"/>
        </table:table-row>
        <table:table-row table:style-name="ro8">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16"/>
          <table:table-cell table:style-name="ce23" office:value-type="string">
            <text:p>-</text:p>
          </table:table-cell>
          <table:table-cell table:style-name="ce25"/>
          <table:table-cell table:style-name="ce31" office:value-type="string">
            <text:p>Exclude. Does not provide any insight on transformation.</text:p>
          </table:table-cell>
          <table:table-cell table:style-name="ce31"/>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6"/>
          <table:table-cell table:number-columns-repeated="1000"/>
        </table:table-row>
        <table:table-row table:style-name="ro4">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6"/>
          <table:table-cell table:number-columns-repeated="1000"/>
        </table:table-row>
        <table:table-row table:style-name="ro5">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16"/>
          <table:table-cell table:style-name="ce23" office:value-type="string">
            <text:p>?</text:p>
          </table:table-cell>
          <table:table-cell table:style-name="ce25"/>
          <table:table-cell table:style-name="ce31" office:value-type="string">
            <text:p>Exclude. Borderline size. The organization was initially 4 teams / 25 developers. The company is growing instead of transformaing.</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6"/>
          <table:table-cell table:number-columns-repeated="1000"/>
        </table:table-row>
        <table:table-row table:style-name="ro8">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5"/>
          <table:table-cell table:style-name="ce16"/>
          <table:table-cell table:number-columns-repeated="1000"/>
        </table:table-row>
        <table:table-row table:style-name="ro4">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16"/>
          <table:table-cell table:style-name="ce23" office:value-type="string">
            <text:p>-</text:p>
          </table:table-cell>
          <table:table-cell table:style-name="ce25"/>
          <table:table-cell table:style-name="ce31" office:value-type="string">
            <text:p>Exclude. No discussion on transformation.</text:p>
          </table:table-cell>
          <table:table-cell table:style-name="ce31"/>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6"/>
          <table:table-cell table:number-columns-repeated="1000"/>
        </table:table-row>
        <table:table-row table:style-name="ro4">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style-name="ce16"/>
          <table:table-cell table:style-name="ce23" office:value-type="string">
            <text:p>-</text:p>
          </table:table-cell>
          <table:table-cell table:style-name="ce25"/>
          <table:table-cell table:style-name="ce31"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6"/>
          <table:table-cell table:number-columns-repeated="4"/>
          <table:table-cell office:value-type="string">
            <text:p>Background: [2, 5]</text:p>
          </table:table-cell>
          <table:table-cell table:number-columns-repeated="995"/>
        </table:table-row>
        <table:table-row table:style-name="ro8">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6"/>
          <table:table-cell table:number-columns-repeated="1000"/>
        </table:table-row>
        <table:table-row table:style-name="ro8">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16"/>
          <table:table-cell table:style-name="ce23" office:value-type="string">
            <text:p>?</text:p>
          </table:table-cell>
          <table:table-cell table:style-name="ce25"/>
          <table:table-cell table:style-name="ce31" office:value-type="string">
            <text:p>Exclude. Only one sentence on transformation (Section 3). Discussion is on the practices in use.</text:p>
          </table:table-cell>
          <table:table-cell table:style-name="ce31"/>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6"/>
          <table:table-cell table:number-columns-repeated="1000"/>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5"/>
          <table:table-cell office:value-type="string">
            <text:p>Scrum</text:p>
          </table:table-cell>
          <table:table-cell table:style-name="ce16"/>
          <table:table-cell table:number-columns-repeated="1000"/>
        </table:table-row>
        <table:table-row table:style-name="ro4">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6"/>
          <table:table-cell table:number-columns-repeated="4"/>
          <table:table-cell office:value-type="string">
            <text:p>[19] Khramov</text:p>
          </table:table-cell>
          <table:table-cell table:number-columns-repeated="995"/>
        </table:table-row>
        <table:table-row table:style-name="ro4">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6"/>
          <table:table-cell table:number-columns-repeated="1000"/>
        </table:table-row>
        <table:table-row table:style-name="ro6">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16"/>
          <table:table-cell table:style-name="ce23" office:value-type="string">
            <text:p>X</text:p>
          </table:table-cell>
          <table:table-cell table:style-name="ce25"/>
          <table:table-cell table:style-name="ce31" office:value-type="string">
            <text:p>Exclude. Focus is on scaling up scrum and not on transformation.</text:p>
          </table:table-cell>
          <table:table-cell table:style-name="ce31"/>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6"/>
        </table:table-row>
        <table:table-row table:style-name="ro5">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16"/>
          <table:table-cell table:style-name="ce23" office:value-type="string">
            <text:p>?</text:p>
          </table:table-cell>
          <table:table-cell table:style-name="ce25"/>
          <table:table-cell table:style-name="ce31" office:value-type="string">
            <text:p>Exclude. Focus is on scaling up scrum and not on transformation. Scrum has been used for 2 years where the article begins.</text:p>
          </table:table-cell>
          <table:table-cell table:style-name="ce31"/>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table:table-cell table:number-columns-repeated="1000"/>
        </table:table-row>
        <table:table-row table:style-name="ro8">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6"/>
          <table:table-cell table:number-columns-repeated="4"/>
          <table:table-cell table:style-name="ce38" office:value-type="string">
            <text:p>[Cao L, 2004]</text:p>
            <text:p>Look for ideas on background</text:p>
          </table:table-cell>
          <table:table-cell table:number-columns-repeated="995"/>
        </table:table-row>
        <table:table-row table:style-name="ro8">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6"/>
          <table:table-cell table:number-columns-repeated="1000"/>
        </table:table-row>
        <table:table-row table:style-name="ro8">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6"/>
          <table:table-cell table:number-columns-repeated="1000"/>
        </table:table-row>
        <table:table-row table:style-name="ro8">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16"/>
          <table:table-cell table:style-name="ce23" office:value-type="string">
            <text:p>?</text:p>
          </table:table-cell>
          <table:table-cell table:style-name="ce25"/>
          <table:table-cell table:style-name="ce31" office:value-type="string">
            <text:p>Exclude. Duplicate of Maranzato 2012. Focus on scaling, no transformation.</text:p>
          </table:table-cell>
          <table:table-cell table:style-name="ce31"/>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1000"/>
        </table:table-row>
        <table:table-row table:style-name="ro8">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16"/>
          <table:table-cell table:style-name="ce23" office:value-type="string">
            <text:p>?+</text:p>
          </table:table-cell>
          <table:table-cell table:style-name="ce25"/>
          <table:table-cell table:style-name="ce31" office:value-type="string">
            <text:p>Exclude. Talk is on scaling up. The company seems to have only one team at start. Large size is reached only when new people are hired.</text:p>
          </table:table-cell>
          <table:table-cell table:style-name="ce31"/>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1000"/>
        </table:table-row>
        <table:table-row table:style-name="ro8">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16"/>
          <table:table-cell table:style-name="ce23" office:value-type="string">
            <text:p>?</text:p>
          </table:table-cell>
          <table:table-cell table:style-name="ce25"/>
          <table:table-cell table:style-name="ce31" office:value-type="string">
            <text:p>Exclude. Size only about 25 people. Focus only on pilot.</text:p>
          </table:table-cell>
          <table:table-cell table:style-name="ce31"/>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6"/>
          <table:table-cell table:number-columns-repeated="1000"/>
        </table:table-row>
        <table:table-row table:style-name="ro8">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6"/>
          <table:table-cell table:style-name="ce23" office:value-type="string">
            <text:p>?</text:p>
          </table:table-cell>
          <table:table-cell table:style-name="ce25"/>
          <table:table-cell table:style-name="ce32" office:value-type="string">
            <text:p>Exclude. No clue on size, may be small. Only little content on transformation. Particular example of a totally unclear size.</text:p>
          </table:table-cell>
          <table:table-cell table:style-name="ce31"/>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6"/>
          <table:table-cell table:number-columns-repeated="1000"/>
        </table:table-row>
        <table:table-row table:style-name="ro8">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16"/>
          <table:table-cell table:style-name="ce23" office:value-type="string">
            <text:p>?-</text:p>
          </table:table-cell>
          <table:table-cell table:style-name="ce25"/>
          <table:table-cell table:style-name="ce31" office:value-type="string">
            <text:p>Exclude. Transformation is not discussed, but focus is on explaining used practices. Also hints on ”small size”.</text:p>
          </table:table-cell>
          <table:table-cell table:style-name="ce31"/>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6"/>
          <table:table-cell table:number-columns-repeated="4"/>
          <table:table-cell office:value-type="string">
            <text:p>Good work on related literature. Maybe look at <text:span text:style-name="T4">large </text:span><text:span text:style-name="T4">scale definition</text:span><text:span text:style-name="T5">.</text:span></text:p>
          </table:table-cell>
          <table:table-cell table:number-columns-repeated="995"/>
        </table:table-row>
        <table:table-row table:style-name="ro8">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6"/>
          <table:table-cell table:number-columns-repeated="1000"/>
        </table:table-row>
        <table:table-row table:style-name="ro8">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6"/>
          <table:table-cell table:number-columns-repeated="4"/>
          <table:table-cell office:value-type="string">
            <text:p>Technical insights on test implementation</text:p>
          </table:table-cell>
          <table:table-cell table:number-columns-repeated="995"/>
        </table:table-row>
        <table:table-row table:style-name="ro8">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16"/>
          <table:table-cell table:style-name="ce23" office:value-type="string">
            <text:p>-</text:p>
          </table:table-cell>
          <table:table-cell table:style-name="ce25"/>
          <table:table-cell table:style-name="ce31" office:value-type="string">
            <text:p>Exclude. Both teams have ”one unified Scrum team”.</text:p>
          </table:table-cell>
          <table:table-cell table:style-name="ce31"/>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6"/>
          <table:table-cell table:number-columns-repeated="4"/>
          <table:table-cell office:value-type="string">
            <text:p>GSD related, GSD references</text:p>
          </table:table-cell>
          <table:table-cell table:number-columns-repeated="995"/>
        </table:table-row>
        <table:table-row table:style-name="ro8">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16"/>
          <table:table-cell table:style-name="ce23" office:value-type="string">
            <text:p>-</text:p>
          </table:table-cell>
          <table:table-cell table:style-name="ce25"/>
          <table:table-cell table:style-name="ce31"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6"/>
          <table:table-cell table:number-columns-repeated="1000"/>
        </table:table-row>
        <table:table-row table:style-name="ro4">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6"/>
          <table:table-cell table:number-columns-repeated="4"/>
          <table:table-cell office:value-type="string">
            <text:p>Duplicate of “Crawl, Walk, Run...”</text:p>
          </table:table-cell>
          <table:table-cell table:number-columns-repeated="995"/>
        </table:table-row>
        <table:table-row table:style-name="ro5">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16"/>
          <table:table-cell table:style-name="ce23" office:value-type="string">
            <text:p>-</text:p>
          </table:table-cell>
          <table:table-cell table:style-name="ce25"/>
          <table:table-cell table:style-name="ce31" office:value-type="string">
            <text:p>Exclude. Size is borderline (minus). Focus on transferring a project to another site rather than transforming an organization.</text:p>
          </table:table-cell>
          <table:table-cell table:style-name="ce31"/>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6"/>
          <table:table-cell table:number-columns-repeated="1000"/>
        </table:table-row>
        <table:table-row table:style-name="ro4">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16"/>
          <table:table-cell table:style-name="ce23" office:value-type="string">
            <text:p>?</text:p>
          </table:table-cell>
          <table:table-cell table:style-name="ce25"/>
          <table:table-cell table:style-name="ce31" office:value-type="string">
            <text:p>Exclude. Focus on practices rather than transformation.</text:p>
          </table:table-cell>
          <table:table-cell table:style-name="ce31"/>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6"/>
          <table:table-cell table:number-columns-repeated="1000"/>
        </table:table-row>
        <table:table-row table:style-name="ro8">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16"/>
          <table:table-cell table:style-name="ce23" office:value-type="string">
            <text:p>?</text:p>
          </table:table-cell>
          <table:table-cell table:style-name="ce25"/>
          <table:table-cell table:style-name="ce31" office:value-type="string">
            <text:p>Exclude. Pilot team is referred to as 10-12 people. No more than 4 active teams after pilot.</text:p>
          </table:table-cell>
          <table:table-cell table:style-name="ce31"/>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6"/>
          <table:table-cell table:number-columns-repeated="1000"/>
        </table:table-row>
        <table:table-row table:style-name="ro7">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16"/>
          <table:table-cell table:style-name="ce23" office:value-type="string">
            <text:p>?</text:p>
          </table:table-cell>
          <table:table-cell table:style-name="ce25"/>
          <table:table-cell table:style-name="ce31" office:value-type="string">
            <text:p>Exclude. No transformation. Comparison between old and new, no insights on transformation process.</text:p>
          </table:table-cell>
          <table:table-cell table:style-name="ce31"/>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6"/>
          <table:table-cell table:number-columns-repeated="4"/>
          <table:table-cell office:value-type="string">
            <text:p>Interesting research on related work</text:p>
          </table:table-cell>
          <table:table-cell table:number-columns-repeated="995"/>
        </table:table-row>
        <table:table-row table:style-name="ro4">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6"/>
          <table:table-cell table:number-columns-repeated="1000"/>
        </table:table-row>
        <table:table-row table:style-name="ro4">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6"/>
          <table:table-cell table:number-columns-repeated="1000"/>
        </table:table-row>
        <table:table-row table:style-name="ro5">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16"/>
          <table:table-cell table:style-name="ce23" office:value-type="string">
            <text:p>?</text:p>
          </table:table-cell>
          <table:table-cell table:style-name="ce25"/>
          <table:table-cell table:style-name="ce31" office:value-type="string">
            <text:p>Exclude. Only one team of 10 people is discussed. Little indications of organization wide effects. SDM choice seems project specific.</text:p>
          </table:table-cell>
          <table:table-cell table:style-name="ce31"/>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6"/>
          <table:table-cell table:number-columns-repeated="4"/>
          <table:table-cell office:value-type="string">
            <text:p>Some good references? Coaching team focus.</text:p>
          </table:table-cell>
          <table:table-cell table:number-columns-repeated="995"/>
        </table:table-row>
        <table:table-row table:style-name="ro7">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16"/>
          <table:table-cell table:style-name="ce23" office:value-type="string">
            <text:p>?-</text:p>
          </table:table-cell>
          <table:table-cell table:style-name="ce25"/>
          <table:table-cell table:style-name="ce31" office:value-type="string">
            <text:p>Exclude. Cases seem too small. The actual adoption process is obscured by the theoretical framework.</text:p>
          </table:table-cell>
          <table:table-cell table:style-name="ce31"/>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6"/>
          <table:table-cell table:number-columns-repeated="4"/>
          <table:table-cell table:style-name="ce7" office:value-type="string">
            <text:p>Agile adoption research in general<text:span text:style-name="T5">. Theoretical </text:span><text:span text:style-name="T5">framework for agile adoption.</text:span></text:p>
          </table:table-cell>
          <table:table-cell table:number-columns-repeated="995"/>
        </table:table-row>
        <table:table-row table:style-name="ro11">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6"/>
          <table:table-cell table:style-name="ce23" office:value-type="string">
            <text:p>?</text:p>
          </table:table-cell>
          <table:table-cell table:style-name="ce25"/>
          <table:table-cell table:style-name="ce31" office:value-type="string">
            <text:p>Exclude. Rather than telling what people actually did in the organization transformation is explained through a theoretical framework.</text:p>
          </table:table-cell>
          <table:table-cell table:style-name="ce31"/>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6"/>
          <table:table-cell table:number-columns-repeated="4"/>
          <table:table-cell office:value-type="string">
            <text:p>Theoretical framework for agile adoption.</text:p>
          </table:table-cell>
          <table:table-cell table:number-columns-repeated="995"/>
        </table:table-row>
        <table:table-row table:style-name="ro8">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6"/>
          <table:table-cell table:number-columns-repeated="1000"/>
        </table:table-row>
        <table:table-row table:style-name="ro4">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6"/>
          <table:table-cell table:number-columns-repeated="1000"/>
        </table:table-row>
        <table:table-row table:style-name="ro4">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6"/>
          <table:table-cell table:number-columns-repeated="1000"/>
        </table:table-row>
        <table:table-row table:style-name="ro8">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6"/>
          <table:table-cell table:number-columns-repeated="4"/>
          <table:table-cell office:value-type="string">
            <text:p>Implementing a process for small business</text:p>
          </table:table-cell>
          <table:table-cell table:number-columns-repeated="995"/>
        </table:table-row>
        <table:table-row table:style-name="ro8">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style-name="ce16"/>
          <table:table-cell table:style-name="ce23" office:value-type="string">
            <text:p>?</text:p>
          </table:table-cell>
          <table:table-cell table:style-name="ce25"/>
          <table:table-cell table:style-name="ce31" office:value-type="string">
            <text:p>Exclude. The organization takes RUP into use, no agile.</text:p>
          </table:table-cell>
          <table:table-cell table:style-name="ce31"/>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6"/>
          <table:table-cell table:number-columns-repeated="1000"/>
        </table:table-row>
        <table:table-row table:style-name="ro4">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16"/>
          <table:table-cell table:style-name="ce23" office:value-type="string">
            <text:p>-</text:p>
          </table:table-cell>
          <table:table-cell table:style-name="ce25"/>
          <table:table-cell table:style-name="ce31" office:value-type="string">
            <text:p>Exclude. No case study, only general experiences.</text:p>
          </table:table-cell>
          <table:table-cell table:style-name="ce31"/>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6"/>
          <table:table-cell table:number-columns-repeated="4"/>
          <table:table-cell office:value-type="string">
            <text:p>Requirements engineering. [3]</text:p>
          </table:table-cell>
          <table:table-cell table:number-columns-repeated="995"/>
        </table:table-row>
        <table:table-row table:style-name="ro13">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Duplicate of Schnitter 2011</text:p>
          </table:table-cell>
          <table:table-cell table:number-columns-repeated="10"/>
          <table:table-cell table:style-name="ce16"/>
          <table:table-cell table:number-columns-repeated="1000"/>
        </table:table-row>
        <table:table-row table:style-name="ro8">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table:number-columns-repeated="10"/>
          <table:table-cell table:style-name="ce16"/>
          <table:table-cell table:number-columns-repeated="1000"/>
        </table:table-row>
        <table:table-row table:style-name="ro4">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16"/>
          <table:table-cell table:style-name="ce23" office:value-type="string">
            <text:p>?-</text:p>
          </table:table-cell>
          <table:table-cell table:style-name="ce25"/>
          <table:table-cell table:style-name="ce31" office:value-type="string">
            <text:p>Exclude. Discussion of one pilot team only.</text:p>
          </table:table-cell>
          <table:table-cell table:style-name="ce31"/>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6"/>
          <table:table-cell table:number-columns-repeated="1000"/>
        </table:table-row>
        <table:table-row table:style-name="ro6">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16"/>
          <table:table-cell table:style-name="ce23" office:value-type="string">
            <text:p>?</text:p>
          </table:table-cell>
          <table:table-cell table:style-name="ce25"/>
          <table:table-cell table:style-name="ce31" office:value-type="string">
            <text:p>Exclude. Focus on two teams only, even if the organization is large.</text:p>
          </table:table-cell>
          <table:table-cell table:style-name="ce31"/>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6"/>
          <table:table-cell table:number-columns-repeated="1000"/>
        </table:table-row>
        <table:table-row table:style-name="ro14">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16"/>
          <table:table-cell table:style-name="ce23" office:value-type="string">
            <text:p>?</text:p>
          </table:table-cell>
          <table:table-cell table:style-name="ce25"/>
          <table:table-cell table:style-name="ce31" office:value-type="string">
            <text:p>Exclude. ”The emphasis was on how extensively and deeply the innovation is used after adoption, rather than its adoption per se.” Section 6 discusses some adoption, but it is too little content.</text:p>
          </table:table-cell>
          <table:table-cell table:style-name="ce31"/>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6"/>
          <table:table-cell table:number-columns-repeated="4"/>
          <table:table-cell office:value-type="string">
            <text:p>See for background. References on technology assimilation (Vijayasarathy and Turk, 2008)</text:p>
          </table:table-cell>
          <table:table-cell table:number-columns-repeated="995"/>
        </table:table-row>
        <table:table-row table:style-name="ro6">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16"/>
          <table:table-cell table:style-name="ce23" office:value-type="string">
            <text:p>-</text:p>
          </table:table-cell>
          <table:table-cell table:style-name="ce25"/>
          <table:table-cell table:style-name="ce31" office:value-type="string">
            <text:p>Exclude. Focus on ”mainframe” technical problems. No transformation.</text:p>
          </table:table-cell>
          <table:table-cell table:style-name="ce31"/>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6"/>
          <table:table-cell table:number-columns-repeated="1000"/>
        </table:table-row>
        <table:table-row table:style-name="ro8">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16"/>
          <table:table-cell table:style-name="ce23" office:value-type="string">
            <text:p>?</text:p>
          </table:table-cell>
          <table:table-cell table:style-name="ce25"/>
          <table:table-cell table:style-name="ce31" office:value-type="string">
            <text:p>Exclude. Transformation description is too vague to address the research questions. Size remains unclear.</text:p>
          </table:table-cell>
          <table:table-cell table:style-name="ce31"/>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6"/>
          <table:table-cell table:number-columns-repeated="1000"/>
        </table:table-row>
        <table:table-row table:style-name="ro7">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16"/>
          <table:table-cell table:style-name="ce23" office:value-type="string">
            <text:p>?</text:p>
          </table:table-cell>
          <table:table-cell table:style-name="ce25"/>
          <table:table-cell table:style-name="ce31" office:value-type="string">
            <text:p>Exclude. No transform, just stating ”they decided to adopt Scrum”. Size remains unclear.</text:p>
          </table:table-cell>
          <table:table-cell table:style-name="ce31"/>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6"/>
          <table:table-cell table:number-columns-repeated="1000"/>
        </table:table-row>
        <table:table-row table:style-name="ro6">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16"/>
          <table:table-cell table:style-name="ce23" office:value-type="string">
            <text:p>?</text:p>
          </table:table-cell>
          <table:table-cell table:style-name="ce25"/>
          <table:table-cell table:style-name="ce31" office:value-type="string">
            <text:p>Exclude. No transformation. Case is duplicate of Srinivasan 2009.</text:p>
          </table:table-cell>
          <table:table-cell table:style-name="ce31"/>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6"/>
          <table:table-cell table:number-columns-repeated="1000"/>
        </table:table-row>
        <table:table-row table:style-name="ro6">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16"/>
          <table:table-cell table:style-name="ce23" office:value-type="string">
            <text:p>-</text:p>
          </table:table-cell>
          <table:table-cell table:style-name="ce25"/>
          <table:table-cell table:style-name="ce31" office:value-type="string">
            <text:p>Exclude. Discussion does not describe any transformation process.</text:p>
          </table:table-cell>
          <table:table-cell table:style-name="ce31"/>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6"/>
          <table:table-cell table:number-columns-repeated="1000"/>
        </table:table-row>
        <table:table-row table:style-name="ro8">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16"/>
          <table:table-cell table:style-name="ce23" office:value-type="string">
            <text:p>?-</text:p>
          </table:table-cell>
          <table:table-cell table:style-name="ce25"/>
          <table:table-cell table:style-name="ce31" office:value-type="string">
            <text:p>Exclude. Summary of agile methods, and examples on practice use.</text:p>
          </table:table-cell>
          <table:table-cell table:style-name="ce31"/>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6"/>
          <table:table-cell table:number-columns-repeated="1000"/>
        </table:table-row>
        <table:table-row table:style-name="ro8">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6"/>
          <table:table-cell table:number-columns-repeated="1000"/>
        </table:table-row>
        <table:table-row table:style-name="ro8">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16"/>
          <table:table-cell table:style-name="ce23" office:value-type="string">
            <text:p>-</text:p>
          </table:table-cell>
          <table:table-cell table:style-name="ce25"/>
          <table:table-cell table:style-name="ce31" office:value-type="string">
            <text:p>Exclude. Only two teams that seem small. The talk only follows the two teams, and does not discuss agile extending beyond the teams.</text:p>
          </table:table-cell>
          <table:table-cell table:style-name="ce31"/>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6"/>
          <table:table-cell table:number-columns-repeated="1000"/>
        </table:table-row>
        <table:table-row table:style-name="ro8">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16"/>
          <table:table-cell table:style-name="ce23" office:value-type="string">
            <text:p>?</text:p>
          </table:table-cell>
          <table:table-cell table:style-name="ce25"/>
          <table:table-cell table:style-name="ce31" office:value-type="string">
            <text:p>Exclude. No transformation. The talk is on how to start a new agile project from scratch, and how to make the team distributed.</text:p>
          </table:table-cell>
          <table:table-cell table:style-name="ce31"/>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6"/>
          <table:table-cell table:number-columns-repeated="1000"/>
        </table:table-row>
        <table:table-row table:style-name="ro8">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6"/>
          <table:table-cell table:number-columns-repeated="1000"/>
        </table:table-row>
        <table:table-row table:style-name="ro8">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16"/>
          <table:table-cell table:style-name="ce23" office:value-type="string">
            <text:p>-</text:p>
          </table:table-cell>
          <table:table-cell table:style-name="ce25"/>
          <table:table-cell table:style-name="ce31" office:value-type="string">
            <text:p>Exclude. Transformation is presented simply as ”agile was introduced”. Focus only on adopted practices and satisfaction in them.</text:p>
          </table:table-cell>
          <table:table-cell table:style-name="ce31"/>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6"/>
          <table:table-cell table:number-columns-repeated="1000"/>
        </table:table-row>
        <table:table-row table:style-name="ro8">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16"/>
          <table:table-cell table:style-name="ce23" office:value-type="string">
            <text:p>-</text:p>
          </table:table-cell>
          <table:table-cell table:style-name="ce25"/>
          <table:table-cell table:style-name="ce31" office:value-type="string">
            <text:p>Exclude. No transformation. Only discussing practices in use.</text:p>
          </table:table-cell>
          <table:table-cell table:style-name="ce31"/>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6"/>
          <table:table-cell table:number-columns-repeated="1000"/>
        </table:table-row>
        <table:table-row table:style-name="ro8">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16"/>
          <table:table-cell table:style-name="ce23" office:value-type="string">
            <text:p>-</text:p>
          </table:table-cell>
          <table:table-cell table:style-name="ce25"/>
          <table:table-cell table:style-name="ce31" office:value-type="string">
            <text:p>Exclude. Discussing only one small team.</text:p>
          </table:table-cell>
          <table:table-cell table:style-name="ce31"/>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6"/>
          <table:table-cell table:number-columns-repeated="1000"/>
        </table:table-row>
        <table:table-row table:style-name="ro6">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6"/>
          <table:table-cell table:style-name="ce23" office:value-type="string">
            <text:p>?</text:p>
          </table:table-cell>
          <table:table-cell table:style-name="ce25"/>
          <table:table-cell table:style-name="ce31" office:value-type="string">
            <text:p>Exclude. No transformation, only reflecting on current practices.</text:p>
          </table:table-cell>
          <table:table-cell table:style-name="ce31"/>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6"/>
          <table:table-cell table:number-columns-repeated="1000"/>
        </table:table-row>
        <table:table-row table:style-name="ro8">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6"/>
          <table:table-cell table:number-columns-repeated="1000"/>
        </table:table-row>
        <table:table-row table:style-name="ro8">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16"/>
          <table:table-cell table:style-name="ce23" office:value-type="string">
            <text:p>?</text:p>
          </table:table-cell>
          <table:table-cell table:style-name="ce25"/>
          <table:table-cell table:style-name="ce31" office:value-type="string">
            <text:p>Exclude, borderline. There is no evidence on size. Many teams are mentioned, but there is still no direct indication of large size.</text:p>
          </table:table-cell>
          <table:table-cell table:style-name="ce31"/>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6"/>
          <table:table-cell table:number-columns-repeated="1000"/>
        </table:table-row>
        <table:table-row table:style-name="ro4">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style-name="ce16"/>
          <table:table-cell table:style-name="ce23" office:value-type="string">
            <text:p>-</text:p>
          </table:table-cell>
          <table:table-cell table:style-name="ce25"/>
          <table:table-cell table:style-name="ce31" office:value-type="string">
            <text:p>Exclude. Transformation process not discussed.</text:p>
          </table:table-cell>
          <table:table-cell table:style-name="ce31"/>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6"/>
          <table:table-cell table:number-columns-repeated="1000"/>
        </table:table-row>
        <table:table-row table:style-name="ro6">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16"/>
          <table:table-cell table:style-name="ce23" office:value-type="string">
            <text:p>?+</text:p>
          </table:table-cell>
          <table:table-cell table:style-name="ce25"/>
          <table:table-cell table:style-name="ce31" office:value-type="string">
            <text:p>Exclude. Agile is described to be adopted only by twenty-five engineers.</text:p>
          </table:table-cell>
          <table:table-cell table:style-name="ce31"/>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6"/>
          <table:table-cell table:number-columns-repeated="1000"/>
        </table:table-row>
        <table:table-row table:style-name="ro4">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6"/>
          <table:table-cell table:number-columns-repeated="1000"/>
        </table:table-row>
        <table:table-row table:style-name="ro5">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16"/>
          <table:table-cell table:style-name="ce23" office:value-type="string">
            <text:p>-</text:p>
          </table:table-cell>
          <table:table-cell table:style-name="ce25"/>
          <table:table-cell table:style-name="ce31" office:value-type="string">
            <text:p>Exclude. No transformation process, discussing only the use of practices. Discusses ”current level of routinisation of practices”.</text:p>
          </table:table-cell>
          <table:table-cell table:style-name="ce31"/>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6"/>
          <table:table-cell table:number-columns-repeated="4"/>
          <table:table-cell office:value-type="string">
            <text:p>Good reference for assimilation theory. See references in introduction. Interesting notes on how to view agility.</text:p>
          </table:table-cell>
          <table:table-cell table:number-columns-repeated="995"/>
        </table:table-row>
        <table:table-row table:style-name="ro7">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16"/>
          <table:table-cell table:style-name="ce23" office:value-type="string">
            <text:p>?+</text:p>
          </table:table-cell>
          <table:table-cell table:style-name="ce25"/>
          <table:table-cell table:style-name="ce32" office:value-type="string">
            <text:p>Include. Combine with Maples 2009, which describes the Borland transformation.</text:p>
          </table:table-cell>
          <table:table-cell table:style-name="ce31"/>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6"/>
          <table:table-cell table:number-columns-repeated="1000"/>
        </table:table-row>
        <table:table-row table:style-name="ro11">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16"/>
          <table:table-cell table:style-name="ce23" office:value-type="string">
            <text:p>?</text:p>
          </table:table-cell>
          <table:table-cell table:style-name="ce25"/>
          <table:table-cell table:style-name="ce31" office:value-type="string">
            <text:p>Exclude. Seems small: delivery of 100 man days takes over a month. No talk on transformation, rather struggling with the ”current” process.</text:p>
          </table:table-cell>
          <table:table-cell table:style-name="ce31"/>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6"/>
          <table:table-cell table:number-columns-repeated="1000"/>
        </table:table-row>
        <table:table-row table:style-name="ro15" table:number-rows-repeated="3">
          <table:table-cell table:number-columns-repeated="23"/>
          <table:table-cell table:style-name="Default"/>
          <table:table-cell table:number-columns-repeated="1000"/>
        </table:table-row>
        <table:table-row table:style-name="ro16">
          <table:table-cell table:number-columns-repeated="4"/>
          <table:table-cell table:style-name="ce7" office:value-type="string">
            <text:p>Reading list</text:p>
          </table:table-cell>
          <table:table-cell table:number-columns-repeated="1019"/>
        </table:table-row>
        <table:table-row table:style-name="ro10">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3"/>
          <table:table-cell table:style-name="ce27" office:value-type="string">
            <text:p>Included after discussion</text:p>
          </table:table-cell>
          <table:table-cell table:number-columns-repeated="1013"/>
        </table:table-row>
        <table:table-row table:style-name="ro10">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3"/>
          <table:table-cell table:style-name="ce26" office:value-type="string">
            <text:p>Included straight</text:p>
          </table:table-cell>
          <table:table-cell table:number-columns-repeated="1013"/>
        </table:table-row>
        <table:table-row table:style-name="ro10">
          <table:table-cell table:number-columns-repeated="10"/>
          <table:table-cell table:style-name="ce36" office:value-type="string">
            <text:p>Notable decision</text:p>
          </table:table-cell>
          <table:table-cell table:number-columns-repeated="1013"/>
        </table:table-row>
        <table:table-row table:style-name="ro15" table:number-rows-repeated="1048391">
          <table:table-cell table:number-columns-repeated="1024"/>
        </table:table-row>
        <table:table-row table:style-name="ro15">
          <table:table-cell table:number-columns-repeated="1024"/>
        </table:table-row>
      </table:table>
      <table:table table:name="Sheet2" table:style-name="ta1">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29" table:default-cell-style-name="ce3"/>
        <table:table-column table:style-name="co29" table:number-columns-repeated="1018" table:default-cell-style-name="Default"/>
        <table:table-row table:style-name="ro15">
          <table:table-cell table:number-columns-repeated="5"/>
          <table:table-cell table:style-name="ce4"/>
          <table:table-cell table:number-columns-repeated="1018"/>
        </table:table-row>
        <table:table-row table:style-name="ro15" table:number-rows-repeated="2">
          <table:table-cell table:number-columns-repeated="1024"/>
        </table:table-row>
        <table:table-row table:style-name="ro15">
          <table:table-cell table:style-name="ce40"/>
          <table:table-cell table:style-name="ce40" office:value-type="string">
            <text:p>Marking</text:p>
          </table:table-cell>
          <table:table-cell table:style-name="ce40" office:value-type="string">
            <text:p>Number of articles</text:p>
          </table:table-cell>
          <table:table-cell table:style-name="ce40" table:number-columns-repeated="2"/>
          <table:table-cell table:style-name="ce4"/>
          <table:table-cell table:style-name="ce40" table:number-columns-repeated="1018"/>
        </table:table-row>
        <table:table-row table:style-name="ro15">
          <table:table-cell/>
          <table:table-cell office:value-type="string">
            <text:p>X</text:p>
          </table:table-cell>
          <table:table-cell table:formula="of:=COUNTIF([Sheet1.H2:.H200];&quot;=X&quot;)" office:value-type="float" office:value="52">
            <text:p>52</text:p>
          </table:table-cell>
          <table:table-cell table:number-columns-repeated="2"/>
          <table:table-cell table:style-name="ce4"/>
          <table:table-cell table:number-columns-repeated="1018"/>
        </table:table-row>
        <table:table-row table:style-name="ro15">
          <table:table-cell/>
          <table:table-cell office:value-type="string">
            <text:p>?</text:p>
          </table:table-cell>
          <table:table-cell table:formula="of:=COUNTIF([Sheet1.H2:.H200];&quot;=?&quot;)" office:value-type="float" office:value="0">
            <text:p>0</text:p>
          </table:table-cell>
          <table:table-cell table:number-columns-repeated="1021"/>
        </table:table-row>
        <table:table-row table:style-name="ro15">
          <table:table-cell/>
          <table:table-cell office:value-type="string">
            <text:p>-</text:p>
          </table:table-cell>
          <table:table-cell table:formula="of:=COUNTIF([Sheet1.H2:.H200];&quot;=-&quot;)" office:value-type="float" office:value="0">
            <text:p>0</text:p>
          </table:table-cell>
          <table:table-cell table:number-columns-repeated="1021"/>
        </table:table-row>
        <table:table-row table:style-name="ro15" table:number-rows-repeated="40">
          <table:table-cell table:number-columns-repeated="1024"/>
        </table:table-row>
        <table:table-row table:style-name="ro15" table:number-rows-repeated="5">
          <table:table-cell table:number-columns-repeated="5"/>
          <table:table-cell table:style-name="ce4"/>
          <table:table-cell table:number-columns-repeated="1018"/>
        </table:table-row>
        <table:table-row table:style-name="ro15" table:number-rows-repeated="24">
          <table:table-cell table:number-columns-repeated="1024"/>
        </table:table-row>
        <table:table-row table:style-name="ro15" table:number-rows-repeated="60">
          <table:table-cell table:number-columns-repeated="5"/>
          <table:table-cell table:style-name="Default"/>
          <table:table-cell table:number-columns-repeated="1018"/>
        </table:table-row>
        <table:table-row table:style-name="ro15" table:number-rows-repeated="1048439">
          <table:table-cell table:number-columns-repeated="1024"/>
        </table:table-row>
        <table:table-row table:style-name="ro15">
          <table:table-cell table:number-columns-repeated="1024"/>
        </table:table-row>
      </table:table>
      <table:database-ranges>
        <table:database-range table:name="__Anonymous_Sheet_DB__0" table:target-range-address="Sheet1.A1:Sheet1.AMJ179">
          <table:sort table:language="en" table:country="US" table:algorithm="alphanumeric">
            <table:sort-by table:field-number="5" table:data-type="automatic"/>
            <table:sort-by table:field-number="2" table:data-type="automatic"/>
            <table:sort-by table:field-number="3" table:data-type="automatic"/>
          </table:sort>
        </table:database-range>
        <table:database-range table:name="__Anonymous_Sheet_DB__1" table:target-range-address="Sheet2.F1:Sheet2.F1048576">
          <table:sort>
            <table:sort-by table:field-number="0" table:data-type="automatic"/>
          </table:sort>
        </table:database-range>
        <table:database-range table:target-range-address="Sheet1.A2:Sheet1.AMJ53" table:contains-header="false">
          <table:sort>
            <table:sort-by table:field-number="4"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0">10.04.2014</text:date>, <text:time>15:14:3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10T15:14:31.18</dc:date>
    <meta:editing-duration>P9DT22H24M30S</meta:editing-duration>
    <meta:editing-cycles>1153</meta:editing-cycles>
    <meta:printed-by>Kim Dikert</meta:printed-by>
    <meta:print-date>2013-05-15T00:23:21</meta:print-date>
    <meta:document-statistic meta:table-count="2" meta:cell-count="3232" meta:object-count="0"/>
  </office:meta>
</office:document-meta>
</file>